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>
          <draw:text-box>
            <text:p>Walkie Talkie App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Jan Grilanc in Rok Mirt</text:p>
            <text:p>BMO 2015/16</text:p>
            <text:p>Mentor: Mattia Petron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Op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»Walkie Talkie« app</text:p>
              </text:list-item>
              <text:list-item>
                <text:p>Android</text:p>
              </text:list-item>
              <text:list-item>
                <text:p>802.11 P2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ehnicne lastnost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Deluje na Lollipop in novejsih (Android 5.0+)</text:p>
              </text:list-item>
              <text:list-item>
                <text:p>VoiceManager in TalkManager</text:p>
              </text:list-item>
              <text:list-item>
                <text:p>Onemogocen in obarvan gum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15:42:09.365390161</meta:creation-date>
    <dc:date>2016-06-05T15:49:43.460792225</dc:date>
    <meta:editing-duration>PT7M35S</meta:editing-duration>
    <meta:editing-cycles>1</meta:editing-cycles>
    <meta:document-statistic meta:object-count="47"/>
    <meta:generator>LibreOffice/5.1.3.2$Linux_X86_64 LibreOffice_project/10m0$Build-2</meta:generator>
  </office:meta>
</office:document-meta>
</file>